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733cd" officeooo:paragraph-rsid="002733cd"/>
    </style:style>
    <style:style style:name="T1" style:family="text">
      <style:text-properties officeooo:rsid="002435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Istnieje coś takiego jak random forest classifier. Muszę dowiedzieć się więcej na ten tema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03T02:15:30.810166796</dc:date>
    <meta:editing-duration>PT4H24M13S</meta:editing-duration>
    <meta:editing-cycles>13</meta:editing-cycles>
    <meta:document-statistic meta:table-count="0" meta:image-count="0" meta:object-count="0" meta:page-count="1" meta:paragraph-count="1" meta:word-count="14" meta:character-count="92" meta:non-whitespace-character-count="79"/>
  </office:meta>
</office:document-meta>
</file>